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0efd4" draw:textarea-horizontal-align="justify" draw:textarea-vertical-align="middle" draw:auto-grow-height="false" fo:min-height="1.656cm" fo:min-width="2.295cm"/>
    </style:style>
    <style:style style:name="gr2" style:family="graphic" style:parent-style-name="standard">
      <style:graphic-properties draw:stroke="none" draw:fill-color="#bce4e5" draw:textarea-horizontal-align="justify" draw:textarea-vertical-align="middle" draw:auto-grow-height="false" fo:min-height="3.307cm" fo:min-width="3.438cm"/>
    </style:style>
    <style:style style:name="gr3" style:family="graphic" style:parent-style-name="standard">
      <style:graphic-properties draw:stroke="none" draw:fill-color="#ffdaa2" draw:textarea-horizontal-align="justify" draw:textarea-vertical-align="middle" draw:auto-grow-height="false" fo:min-height="5.085cm" fo:min-width="1.533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8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5cm" fo:min-width="11.198cm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161cm"/>
    </style:style>
    <style:style style:name="P1" style:family="paragraph">
      <loext:graphic-properties draw:fill-color="#e0efd4"/>
      <style:paragraph-properties fo:text-align="center"/>
    </style:style>
    <style:style style:name="P2" style:family="paragraph">
      <loext:graphic-properties draw:fill-color="#bce4e5"/>
      <style:paragraph-properties fo:text-align="center"/>
    </style:style>
    <style:style style:name="P3" style:family="paragraph">
      <loext:graphic-properties draw:fill-color="#ffdaa2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Arial Black"/>
    </style:style>
    <style:style style:name="P6" style:family="paragraph">
      <loext:graphic-properties draw:fill="none" draw:fill-color="#ffffff"/>
      <style:text-properties style:font-name="Arial Black"/>
    </style:style>
    <style:style style:name="P7" style:family="paragraph">
      <style:text-properties style:font-name="DejaVu Sans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text-properties style:font-name="DejaVu Sans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Arial Black"/>
    </style:style>
    <style:style style:name="T2" style:family="text">
      <style:text-properties style:font-name="DejaVu Sans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794cm" svg:height="1.905cm" svg:x="7.62cm" svg:y="0.88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3.937cm" svg:height="3.556cm" svg:x="3.683cm" svg:y="1.52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2.032cm" svg:height="5.334cm" svg:x="1.651cm" svg:y="3.80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1.651cm" svg:y1="9.142cm" svg:x2="10.795cm" svg:y2="9.142cm">
            <text:p/>
          </draw:line>
          <draw:line draw:style-name="gr4" draw:text-style-name="P4" draw:layer="layout" svg:x1="1.651cm" svg:y1="9.142cm" svg:x2="1.651cm" svg:y2="0.252cm">
            <text:p/>
          </draw:line>
          <draw:frame draw:style-name="gr5" draw:text-style-name="P6" draw:layer="layout" svg:width="8.128cm" svg:height="1.145cm" svg:x="2.159cm" svg:y="9.015cm">
            <draw:text-box>
              <text:p text:style-name="P5"><text:span text:style-name="T1">Current density</text:span></text:p>
            </draw:text-box>
          </draw:frame>
          <draw:frame draw:style-name="gr6" draw:text-style-name="P6" draw:layer="layout" svg:width="8.85cm" svg:height="1.145cm" draw:transform="rotate (1.5707963267949) translate (0.435cm 9.225cm)">
            <draw:text-box>
              <text:p text:style-name="P5"><text:span text:style-name="T1">Magnetic Field Strength</text:span></text:p>
            </draw:text-box>
          </draw:frame>
          <draw:path draw:style-name="gr7" draw:text-style-name="P4" draw:layer="layout" svg:width="9.561cm" svg:height="6.588cm" draw:transform="rotate (1.31911984865731) translate (1.651cm 9.142cm)" svg:viewBox="0 0 9562 6589" svg:d="M0 0c4284 341 5057 798 5953 1223s1518 1314 1705 1529c186 214 776 980 1121 1810 344 829 783 2027 783 2027">
            <text:p/>
          </draw:path>
          <draw:frame draw:style-name="gr8" draw:text-style-name="P8" draw:layer="layout" svg:width="2.413cm" svg:height="0.889cm" svg:x="4.953cm" svg:y="7.872cm">
            <draw:text-box>
              <text:p text:style-name="P7"><text:span text:style-name="T2">Linear</text:span></text:p>
            </draw:text-box>
          </draw:frame>
          <draw:line draw:style-name="gr9" draw:text-style-name="P4" draw:layer="layout" svg:x1="5.08cm" svg:y1="8.253cm" svg:x2="2.54cm" svg:y2="7.618cm">
            <text:p/>
          </draw:line>
          <draw:frame draw:style-name="gr10" draw:text-style-name="P8" draw:layer="layout" svg:width="3.302cm" svg:height="1.411cm" svg:x="4.191cm" svg:y="6.207cm">
            <draw:text-box>
              <text:p text:style-name="P7"><text:span text:style-name="T2">Rotation</text:span></text:p>
            </draw:text-box>
          </draw:frame>
          <draw:line draw:style-name="gr9" draw:text-style-name="P4" draw:layer="layout" svg:x1="5.461cm" svg:y1="6.348cm" svg:x2="5.842cm" svg:y2="3.3cm">
            <text:p/>
          </draw:line>
          <draw:frame draw:style-name="gr10" draw:text-style-name="P8" draw:layer="layout" svg:width="3.556cm" svg:height="1.411cm" svg:x="7.239cm" svg:y="5.191cm">
            <draw:text-box>
              <text:p text:style-name="P7"><text:span text:style-name="T2">Saturation</text:span></text:p>
            </draw:text-box>
          </draw:frame>
          <draw:line draw:style-name="gr9" draw:text-style-name="P4" draw:layer="layout" svg:x1="8.763cm" svg:y1="5.205cm" svg:x2="9.017cm" svg:y2="2.15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8T08:05:55.633393026</meta:creation-date>
    <dc:date>2020-07-28T08:25:38.481043087</dc:date>
    <meta:editing-duration>PT1M25S</meta:editing-duration>
    <meta:editing-cycles>1</meta:editing-cycles>
    <meta:generator>LibreOffice/6.0.7.3$Linux_X86_64 LibreOffice_project/00m0$Build-3</meta:generator>
    <meta:document-statistic meta:object-count="15"/>
  </office:meta>
</office:document-meta>
</file>